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StarSymbol" svg:font-family="Star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42cm" table:align="left" style:writing-mode="lr-tb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0.958cm"/>
    </style:style>
    <style:style style:name="Table1.C" style:family="table-column">
      <style:table-column-properties style:column-width="0.9cm"/>
    </style:style>
    <style:style style:name="Table1.E" style:family="table-column">
      <style:table-column-properties style:column-width="0.953cm"/>
    </style:style>
    <style:style style:name="Table1.F" style:family="table-column">
      <style:table-column-properties style:column-width="1.03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style:line-height-at-least="0.423cm" fo:text-align="justify" style:justify-single-word="false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style:line-height-at-least="0.423cm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style:line-height-at-least="0.423cm" fo:text-align="justify" style:justify-single-word="false" style:text-autospace="none"/>
      <style:text-properties style:font-name="Arial2" fo:font-size="10pt" fo:language="de" fo:country="DE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style:line-height-at-least="0.423cm" style:text-autospace="none"/>
      <style:text-properties style:font-name="Arial2" fo:font-size="10pt" fo:language="de" fo:country="DE" fo:font-weight="bold" style:font-name-asian="Arial2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11.24cm" fo:margin-right="0cm" style:line-height-at-least="0.423cm" fo:text-indent="0cm" style:auto-text-indent="false" style:text-autospace="none"/>
      <style:text-properties style:font-name="Arial2" fo:font-size="10pt" fo:language="de" fo:country="CH" style:font-name-asian="Arial2" style:font-size-asian="10pt" style:font-name-complex="Arial2" style:font-size-complex="10pt"/>
    </style:style>
    <style:style style:name="P7" style:family="paragraph" style:parent-style-name="Standard">
      <style:paragraph-properties fo:margin-left="11.24cm" fo:margin-right="0cm" style:line-height-at-least="0.423cm" fo:text-indent="1.249cm" style:auto-text-indent="false" style:text-autospace="none"/>
      <style:text-properties style:font-name="Arial2" fo:font-size="10pt" fo:language="de" fo:country="CH" style:font-name-asian="Arial2" style:font-size-asian="10pt" style:font-name-complex="Arial2" style:font-size-complex="10pt"/>
    </style:style>
    <style:style style:name="P8" style:family="paragraph" style:parent-style-name="Standard">
      <style:paragraph-properties fo:margin-left="11.24cm" fo:margin-right="-2cm" style:line-height-at-least="0.423cm" fo:text-indent="0cm" style:auto-text-indent="false" style:text-autospace="none"/>
      <style:text-properties style:use-window-font-color="true" style:font-name="Arial2" fo:font-size="10pt" fo:language="de" fo:country="CH" style:letter-kerning="true" style:font-name-asian="Arial2" style:font-size-asian="10pt" style:language-asian="hi" style:country-asian="IN" style:font-name-complex="Arial2" style:font-size-complex="10pt"/>
    </style:style>
    <style:style style:name="P9" style:family="paragraph" style:parent-style-name="Standard">
      <style:paragraph-properties fo:margin-left="9.991cm" fo:margin-right="0cm" style:line-height-at-least="0.423cm" fo:text-indent="1.249cm" style:auto-text-indent="false" style:text-autospace="none"/>
      <style:text-properties style:font-name="Arial2" fo:font-size="10pt" fo:language="de" fo:country="CH" style:font-name-asian="Arial2" style:font-size-asian="10pt" style:font-name-complex="Arial2" style:font-size-complex="10pt"/>
    </style:style>
    <style:style style:name="P10" style:family="paragraph" style:parent-style-name="Standard">
      <style:paragraph-properties fo:margin-left="9.991cm" fo:margin-right="0cm" style:line-height-at-least="0.423cm" fo:text-indent="1.249cm" style:auto-text-indent="false" style:text-autospace="none"/>
      <style:text-properties style:font-name="Arial2" fo:font-size="10pt" fo:language="de" fo:country="DE" style:font-name-asian="Arial2" style:font-size-asian="10pt" style:font-name-complex="Arial2" style:font-size-complex="10pt"/>
    </style:style>
    <style:style style:name="P11" style:family="paragraph" style:parent-style-name="Standard">
      <style:paragraph-properties fo:margin-top="0cm" fo:margin-bottom="0.199cm"/>
      <style:text-properties style:font-name="Arial" fo:font-size="11pt" fo:language="de" fo:country="DE" style:text-underline-style="none" fo:font-weight="normal" style:font-name-asian="Arial2" style:font-size-asian="11pt" style:font-weight-asian="normal" style:font-name-complex="Arial2" style:font-size-complex="11pt" style:font-weight-complex="normal"/>
    </style:style>
    <style:style style:name="P12" style:family="paragraph" style:parent-style-name="Text_20_body">
      <style:paragraph-properties fo:margin-top="0cm" fo:margin-bottom="0.199cm"/>
    </style:style>
    <style:style style:name="P13" style:family="paragraph" style:parent-style-name="Text_20_body">
      <style:paragraph-properties fo:margin-top="0cm" fo:margin-bottom="0.199cm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199cm" style:line-height-at-least="0.423cm" fo:text-align="justify" style:justify-single-word="false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15" style:family="paragraph" style:parent-style-name="Text_20_body">
      <style:paragraph-properties fo:margin-top="0.101cm" fo:margin-bottom="0.101cm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.199cm" fo:margin-bottom="0.101cm"/>
      <style:text-properties fo:font-weight="bold" style:font-weight-asian="bold" style:font-weight-complex="bold"/>
    </style:style>
    <style:style style:name="P17" style:family="paragraph" style:parent-style-name="Standard">
      <style:paragraph-properties style:line-height-at-least="0.423cm" fo:keep-with-next="always" style:text-autospace="none"/>
      <style:text-properties style:font-name="Arial2" fo:font-size="10pt" fo:language="de" fo:country="DE" fo:font-weight="bold" style:font-name-asian="Arial2" style:font-size-asian="10pt" style:font-weight-asian="bold" style:font-name-complex="Arial2" style:font-size-complex="10pt" style:font-weight-complex="bold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style="normal" style:font-name-asian="Webdings" style:font-size-asian="10pt" style:font-style-asian="normal" style:font-name-complex="Webdings" style:font-size-complex="10pt" style:font-style-complex="normal"/>
    </style:style>
    <style:style style:name="T1" style:family="text"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[Adressat.Fax]</text:p>
      <text:p text:style-name="P8">[Adressat.Titel]</text:p>
      <text:p text:style-name="P8">[Adressat.Vorname] [Adressat.Name]</text:p>
      <text:p text:style-name="P8">[Adressat.Zusatz]</text:p>
      <text:p text:style-name="P6">[Adressat.Strasse]</text:p>
      <text:p text:style-name="P6">[Adressat.Plz] [Adressat.Ort]</text:p>
      <text:p text:style-name="P7"/>
      <text:p text:style-name="P9"><text:span text:style-name="T3">[Mandant.Ort]</text:span>, [Datum.heute]</text:p>
      <text:p text:style-name="Standard"/>
      <text:p text:style-name="Standard"/>
      <text:p text:style-name="P10"/>
      <text:p text:style-name="P17">[Patient.Vorname] [Patient.Name] [Patient.Geburtsdatum], [Patient.Strasse], [Patient.Plz] [Patient.Ort]</text:p>
      <text:p text:style-name="P5">Tel: [Patient.Telefon1], Mobil: [Patient.Natel]</text:p>
      <text:p text:style-name="P2"/>
      <text:p text:style-name="P2"/>
      <text:p text:style-name="P4">Überweisung</text:p>
      <text:p text:style-name="P2"/>
      <text:p text:style-name="P2">Der Patient war in meiner Praxis wegen folgendem Leiden:</text:p>
      <text:p text:style-name="P2"/>
      <text:p text:style-name="P15">Diagnose:</text:p>
      <text:p text:style-name="P13">[HilotecKG:Konsultation:cor:Diagnose]</text:p>
      <text:p text:style-name="P15">Nebendiagnosen:</text:p>
      <text:p text:style-name="P11">[HilotecKG:Patient:all:Diagnoseliste]</text:p>
      <text:p text:style-name="P16">Jetziges Leiden:</text:p>
      <text:p text:style-name="P12">[HilotecKG:Konsultation:cur:JetzigesLeiden]</text:p>
      <text:p text:style-name="P15">Status:</text:p>
      <text:p text:style-name="P12">[HilotecKG:Konsultation:cur:LokStatus]</text:p>
      <text:p text:style-name="P12">Gewicht: [Messwerte:Patient:last:ALLGSTAT.gewicht] kg, Grösse <text:span text:style-name="T1">[Messwerte:Patient:last:ALLGSTAT.groesse] cm, Temperatur: [Messwerte:Patient:last:ALLGSTAT.bodytemp] °C.</text:span></text:p>
      <text:p text:style-name="P2"/>
      <text:p text:style-name="P2"><text:span text:style-name="T2">Medikamente</text:span>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18">{HilotecKG:Patient:all:Medikarte}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/>
          </table:table-cell>
        </table:table-row>
      </table:table>
      <text:p text:style-name="Standard"/>
      <text:p text:style-name="P2"/>
      <text:p text:style-name="P4">Prozedere:</text:p>
      <text:p text:style-name="P14">[HilotecKG:Konsultation:cor:Prozedere]</text:p>
      <text:p text:style-name="P2"/>
      <text:p text:style-name="P2">Freundliche Grüsse</text:p>
      <text:p text:style-name="P2"/>
      <text:p text:style-name="P2">[Mandant.Titel] [Mandant.Vorname] [Mandant.Name]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StarSymbol" svg:font-family="Star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fo:language="de" fo:country="CH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envelope_20_return" style:display-name="envelope return" style:family="paragraph" style:parent-style-name="Standard" style:default-outline-level="">
      <style:text-properties style:font-name="Arial3" fo:font-size="10pt" style:font-size-asian="10pt" style:font-name-complex="Arial4" style:font-size-complex="10pt"/>
    </style:style>
    <style:style style:name="envelope_20_address" style:display-name="envelope address" style:family="paragraph" style:parent-style-name="Standard" style:default-outline-level="">
      <style:text-properties style:font-name="Arial3" style:font-name-complex="Arial4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Sprechblasentext_20_Zchn" style:display-name="Sprechblasentext Zchn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Default_20_Paragraph_20_Font" style:display-name="Default Paragraph Font" style:family="text"/>
    <style:style style:name="Absatz-Standardschriftar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3.792cm" style:rel-column-width="53166*"/>
    </style:style>
    <style:style style:name="Tabelle3.B" style:family="table-column">
      <style:table-column-properties style:column-width="3.209cm" style:rel-column-width="12369*"/>
    </style:style>
    <style:style style:name="Tabelle3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Header">[Mandant.Titel] [Mandant.Vorname] [Mandant.Name]</text:p>
              <text:p text:style-name="Header">[Mandant:mw:Facharzt/Fachärztin] für Allgemeinmedizin FMH</text:p>
            </table:table-cell>
            <table:table-cell table:style-name="Tabelle3.A1" office:value-type="string">
              <text:p text:style-name="MP1">[Mandant.Strasse],</text:p>
              <text:p text:style-name="MP1">[Mandant.Plz] [Mandant.Ort]</text:p>
            </table:table-cell>
          </table:table-row>
        </table:table>
        <text:p text:style-name="Header"/>
      </style:header>
    </style:master-page>
    <style:master-page style:name="Endnote" style:page-layout-name="Mpm2"/>
    <style:master-page style:name="Envelope" style:page-layout-name="Mpm3"/>
    <style:master-page style:name="Footnote" style:page-layout-name="Mpm2"/>
    <style:master-page style:name="First_20_Page" style:display-name="First Page" style:page-layout-name="Mpm4" style:next-style-name="Standard"/>
    <style:master-page style:name="HTML" style:page-layout-name="Mpm5"/>
    <style:master-page style:name="Index" style:page-layout-name="Mpm4"/>
    <style:master-page style:name="Left_20_Page" style:display-name="Left Page" style:page-layout-name="Mpm6"/>
    <style:master-page style:name="Right_20_Page" style:display-name="Right 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date>2012-10-20T19:42:44.75</dc:date>
    <meta:editing-duration>PT33M57S</meta:editing-duration>
    <meta:editing-cycles>28</meta:editing-cycles>
    <meta:document-statistic meta:table-count="2" meta:image-count="0" meta:object-count="0" meta:page-count="1" meta:paragraph-count="31" meta:word-count="67" meta:character-count="1051" meta:non-whitespace-character-count="1013"/>
    <meta:user-defined meta:name="Info 1"/>
    <meta:user-defined meta:name="Info 2"/>
    <meta:user-defined meta:name="Info 3"/>
    <meta:user-defined meta:name="Info 4"/>
  </office:meta>
</office:document-meta>
</file>